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lbany AMT" svg:font-family="'Albany AMT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8440" officeooo:paragraph-rsid="00188440"/>
    </style:style>
    <style:style style:name="P2" style:family="paragraph" style:parent-style-name="Standard">
      <style:text-properties style:font-name="DejaVu Sans Mono1" fo:font-size="10pt" officeooo:rsid="00188440" officeooo:paragraph-rsid="00188440" style:font-size-asian="10pt" style:font-size-complex="10pt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officeooo:rsid="00188440" officeooo:paragraph-rsid="00188440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style:font-name="DejaVu Sans Mono1" fo:font-size="8pt" officeooo:rsid="00188440" officeooo:paragraph-rsid="00188440" style:font-size-asian="8pt" style:font-size-complex="8pt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officeooo:rsid="001980ae" officeooo:paragraph-rsid="001980a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DejaVu Sans Mono1" fo:font-size="10pt" officeooo:rsid="00188440" officeooo:paragraph-rsid="00188440" style:font-size-asian="10pt" style:font-size-complex="10pt"/>
    </style:style>
    <style:style style:name="P7" style:family="paragraph" style:parent-style-name="Heading_20_2">
      <style:paragraph-properties fo:break-before="page"/>
    </style:style>
    <style:style style:name="T1" style:family="text">
      <style:text-properties style:font-name="DejaVu Sans Mono1"/>
    </style:style>
    <style:style style:name="T2" style:family="text">
      <style:text-properties style:font-name="DejaVu Sans Mono1" fo:font-size="10pt" style:font-size-asian="10pt" style:font-size-complex="10pt"/>
    </style:style>
    <style:style style:name="T3" style:family="text">
      <style:text-properties style:font-name="DejaVu Sans Mono1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GNU Make Functions</text:p>
      <text:p text:style-name="Heading_20_2">File and Directory Name Functions</text:p>
      <text:p text:style-name="P1">$<text:span text:style-name="T2">(wildcard PATTERN)</text:span></text:p>
      <text:p text:style-name="P3">space separated list of files that match: <text:span text:style-name="T3">$(wildcard *.flac)</text:span></text:p>
      <text:p text:style-name="P3">supports all shell globbing characters (*, ?, […], [^...])</text:p>
      <text:p text:style-name="P2">$(dir LIST) / $(notdir LIST)</text:p>
      <text:p text:style-name="P3">like dirname / basename in shell</text:p>
      <text:p text:style-name="P3">returns directory part / file name for each list value</text:p>
      <text:p text:style-name="P2">$(suffix LIST) / $(basename LIST)</text:p>
      <text:p text:style-name="P3">returns file name suffix (.flac) / path without suffix</text:p>
      <text:p text:style-name="P6">$(addsuffix SUFF,LIST) / $(addprefix PREF,LIST)</text:p>
      <text:p text:style-name="P3">adds trailing “SUFF” / leading “PREF” to all strings in list</text:p>
      <text:p text:style-name="Heading_20_2">String Functions</text:p>
      <text:p text:style-name="P6">$(filter PATT,LIST) / $(filter-out PATT,LIST)</text:p>
      <text:p text:style-name="P3">returns a list of words from LIST matching/not matching PATT</text:p>
      <text:p text:style-name="P3"><text:span text:style-name="T3">$(filter SLES_%.xml,$(wildcard /etc/libvirt/qemu/*.xml))</text:span></text:p>
      <text:p text:style-name="P2">$(subst SEARCH,REPLACE,LIST)</text:p>
      <text:p text:style-name="P3">simple search and replace (no patterns) in LIST</text:p>
      <text:p text:style-name="P4">MP3_FILES := $(subst .flac,.mp3,$(FLAC_FILES))</text:p>
      <text:p text:style-name="P2">$(patsubst SEARCH_PATT,REPLACE_PATT,LIST)</text:p>
      <text:p text:style-name="P3">pattern (“%”) search and replace</text:p>
      <text:p text:style-name="P4">$(patsubst suse_%,SUSE_%,$(wildcard *.config))</text:p>
      <text:p text:style-name="P2">$(strip STRING)</text:p>
      <text:p text:style-name="P3">normalize string (replace leading and trailing spaces, reduce multiple spaces within to a single space)</text:p>
      <text:p text:style-name="P2">$(findstring SUBSTR,LIST)</text:p>
      <text:p text:style-name="P3">searches for SUBSTR in LIST, returns SUBSTR on success</text:p>
      <text:p text:style-name="P2">$(firstword LIST) / $(lastword LIST)</text:p>
      <text:p text:style-name="P3">returns the first / last words from LIST</text:p>
      <text:p text:style-name="P4">$(firstword $(wildcard <text:s/>.foo $HOME/.foo /etc/foo/config))</text:p>
      <text:p text:style-name="P2">$(words LIST)</text:p>
      <text:p text:style-name="P3">returns the number of words from LIST</text:p>
      <text:p text:style-name="P1">$<text:span text:style-name="T2">(word POS,LIST) / $(wordlist START,END,LIST)</text:span></text:p>
      <text:p text:style-name="P3">returns word from position POS / words from position START to END from LIST, first word has index 1</text:p>
      <text:p text:style-name="P2">$(sort LIST)</text:p>
      <text:p text:style-name="P3">sorts LIST, removes duplicates and superfluous spaces </text:p>
      <text:p text:style-name="P1"><text:span text:style-name="T2">$(findstring SUBSTR,LIST)</text:span></text:p>
      <text:p text:style-name="P3">searches for SUBSTR in LIST, returns SUBSTR on success</text:p>
      <text:p text:style-name="P2">$(firstword LIST) / $(lastword LIST)</text:p>
      <text:p text:style-name="P3">returns the first / last words from LIST</text:p>
      <text:p text:style-name="P4">$(firstword $(wildcard <text:s/>.foo $HOME/.foo /etc/foo/config))</text:p>
      <text:p text:style-name="P2">$(words LIST)</text:p>
      <text:p text:style-name="P3">returns the number of words from LIST</text:p>
      <text:p text:style-name="P2">$(word POS,LIST) / $(wordlist START,END,LIST)</text:p>
      <text:p text:style-name="P3">returns word from position POS / words from position START to END from LIST, first word has index 1</text:p>
      <text:p text:style-name="P2">$(sort LIST)</text:p>
      <text:p text:style-name="P3">sorts LIST, removes duplicates and superfluous spaces </text:p>
      <text:p text:style-name="P1"/>
      <text:p text:style-name="P7">Flow Control Functions</text:p>
      <text:p text:style-name="P2">$(error TEXT)</text:p>
      <text:p text:style-name="P3">causes make to exit with status “2”; prints name of the make file, the line number and text to STDERR</text:p>
      <text:p text:style-name="P2">$(warning TEXT)</text:p>
      <text:p text:style-name="P3">prints name of the make file, the line number and text to STDERR</text:p>
      <text:p text:style-name="P2">$(info TEXT)</text:p>
      <text:p text:style-name="P3">prints TEXT to STDOUT</text:p>
      <text:p text:style-name="P2">$(if COND,THEN[,ELSE])</text:p>
      <text:p text:style-name="P5">a normal if-then-else function</text:p>
      <text:p text:style-name="P2">$(or COND1[,COND2,COND3,...])</text:p>
      <text:p text:style-name="P3">returns first non-empty string or empty if all are empty</text:p>
      <text:p text:style-name="P2">$(and COND1[,COND2,COND3,...])</text:p>
      <text:p text:style-name="P3">returns empty if all empty or last non-empty string</text:p>
      <text:p text:style-name="P2">$(foreach VAR,LIST,BODY)</text:p>
      <text:p text:style-name="P4">PRODUCTS := openSUSE SLES SLE-HA SUSE-Manager</text:p>
      <text:p text:style-name="P4">SUSE <text:s/>:= $(foreach PROD,$(PRODUCTS),\</text:p>
      <text:p text:style-name="P4"><text:s text:c="6"/>$(if $(findstring SUSE,$(PROD)),$(PROD)))</text:p>
      <text:p text:style-name="P4">all:</text:p>
      <text:p text:style-name="P4">→ echo "$(SUSE)"</text:p>
      <text:p text:style-name="P1"/>
      <text:p text:style-name="P3">same in bash</text:p>
      <text:p text:style-name="P4">for PROD in openSUSE SLES SLE-HA SUSE-Manager; do</text:p>
      <text:p text:style-name="P4"><text:s text:c="2"/>[[ "$PROD” =~ "SUSE" ]] &amp;&amp; echo $PROD</text:p>
      <text:p text:style-name="P4">done</text:p>
      <text:p text:style-name="Heading_20_2">Shell Function</text:p>
      <text:p text:style-name="P2">$(shell COMMANDS)</text:p>
      <text:p text:style-name="P3">returns the output of the given shell command</text:p>
      <text:p text:style-name="P3">line breaks are turned into spaces</text:p>
      <text:p text:style-name="P3">STDERR will be printed on the shell but not returned</text:p>
      <text:p text:style-name="P3">error handling must be done in COMMANDS block, make will not exit if command fails</text:p>
      <text:p text:style-name="P3">only way to debug: SHELL := /bin/bash -x </text:p>
      <text:p text:style-name="P3">be careful with variable assignment:</text:p>
      <text:p text:style-name="P4">START_TIME := $(shell date +%H:%M:%S)</text:p>
      <text:p text:style-name="P4">CURRENT_TIME = $(shell date +%H:%M:%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lbany AMT" svg:font-family="'Albany AMT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left="0cm" fo:margin-right="0cm" fo:margin-top="0cm" fo:margin-bottom="0.152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bold" style:letter-kerning="true" style:font-name-asian="Albany AMT" style:font-family-asian="'Albany AMT'" style:font-family-generic-asian="system" style:font-pitch-asian="variable" style:font-size-asian="1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left="0cm" fo:margin-right="0cm" fo:margin-top="0cm" fo:margin-bottom="0.152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left="0cm" fo:margin-right="0cm" fo:margin-top="0cm" fo:margin-bottom="0.152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left="0cm" fo:margin-right="0cm" fo:margin-top="0cm" fo:margin-bottom="0.05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left="0cm" fo:margin-right="0cm" fo:margin-top="0cm" fo:margin-bottom="0.05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left="0cm" fo:margin-right="0cm" fo:margin-top="0cm" fo:margin-bottom="0.05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left="0cm" fo:margin-right="0cm" fo:margin-top="0cm" fo:margin-bottom="0.05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left="0cm" fo:margin-right="0cm" fo:margin-top="0cm" fo:margin-bottom="0.05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left="0cm" fo:margin-right="0cm" fo:margin-top="0cm" fo:margin-bottom="0.051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cm" fo:margin-right="0cm" fo:margin-top="0cm" fo:margin-bottom="0.152cm" loext:contextual-spacing="false" fo:text-align="start" style:justify-single-word="false" fo:orphans="2" fo:widows="2" fo:text-indent="0cm" style:auto-text-indent="false" style:writing-mode="lr-tb"/>
      <style:text-properties fo:color="#454c51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4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Albany AMT" style:font-family-asian="'Albany AMT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4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40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.266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.265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.238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.504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-Logo_20_Content_7e_LT_7e_Gliederung_20_1" style:display-name="No-Logo Content~LT~Gliederung 1" style:family="paragraph" style:default-outline-level="">
      <style:paragraph-properties fo:margin-left="0cm" fo:margin-right="0cm" fo:margin-top="0cm" fo:margin-bottom="0.40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-Logo_20_Content_7e_LT_7e_Gliederung_20_2" style:display-name="No-Logo Content~LT~Gliederung 2" style:family="paragraph" style:parent-style-name="No-Logo_20_Content_7e_LT_7e_Gliederung_20_1" style:default-outline-level="">
      <style:paragraph-properties fo:margin-left="0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No-Logo_20_Content_7e_LT_7e_Gliederung_20_3" style:display-name="No-Logo Content~LT~Gliederung 3" style:family="paragraph" style:parent-style-name="No-Logo_20_Content_7e_LT_7e_Gliederung_20_2" style:default-outline-level="">
      <style:paragraph-properties fo:margin-left="0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o-Logo_20_Content_7e_LT_7e_Gliederung_20_4" style:display-name="No-Logo Content~LT~Gliederung 4" style:family="paragraph" style:parent-style-name="No-Logo_20_Content_7e_LT_7e_Gliederung_20_3" style:default-outline-level="">
      <style:paragraph-properties fo:margin-left="0.266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-Logo_20_Content_7e_LT_7e_Gliederung_20_5" style:display-name="No-Logo Content~LT~Gliederung 5" style:family="paragraph" style:parent-style-name="No-Logo_20_Content_7e_LT_7e_Gliederung_20_4" style:default-outline-level="">
      <style:paragraph-properties fo:margin-left="0.265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-Logo_20_Content_7e_LT_7e_Gliederung_20_6" style:display-name="No-Logo Content~LT~Gliederung 6" style:family="paragraph" style:parent-style-name="No-Logo_20_Content_7e_LT_7e_Gliederung_20_5" style:default-outline-level="">
      <style:paragraph-properties fo:margin-left="0.238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-Logo_20_Content_7e_LT_7e_Gliederung_20_7" style:display-name="No-Logo Content~LT~Gliederung 7" style:family="paragraph" style:parent-style-name="No-Logo_20_Content_7e_LT_7e_Gliederung_20_6" style:default-outline-level="">
      <style:paragraph-properties fo:margin-left="0.504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-Logo_20_Content_7e_LT_7e_Gliederung_20_8" style:display-name="No-Logo Content~LT~Gliederung 8" style:family="paragraph" style:parent-style-name="No-Logo_20_Content_7e_LT_7e_Gliederung_20_7" style:default-outline-level="">
      <style:paragraph-properties fo:margin-left="0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-Logo_20_Content_7e_LT_7e_Gliederung_20_9" style:display-name="No-Logo Content~LT~Gliederung 9" style:family="paragraph" style:parent-style-name="No-Logo_20_Content_7e_LT_7e_Gliederung_20_8" style:default-outline-level="">
      <style:paragraph-properties fo:margin-left="0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-Logo_20_Content_7e_LT_7e_Titel" style:display-name="No-Logo 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bold" style:letter-kerning="true" style:font-name-asian="Albany AMT" style:font-family-asian="'Albany AMT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-Logo_20_Content_7e_LT_7e_Untertitel" style:display-name="No-Logo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-Logo_20_Content_7e_LT_7e_Notizen" style:display-name="No-Logo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4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-Logo_20_Content_7e_LT_7e_Hintergrundobjekte" style:display-name="No-Logo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-Logo_20_Content_7e_LT_7e_Hintergrund" style:display-name="No-Logo Content~LT~Hintergrund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ogo_20_Content_7e_LT_7e_Gliederung_20_1" style:display-name="Logo Content~LT~Gliederung 1" style:family="paragraph" style:default-outline-level="">
      <style:paragraph-properties fo:margin-left="0cm" fo:margin-right="0cm" fo:margin-top="0cm" fo:margin-bottom="0.40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ogo_20_Content_7e_LT_7e_Gliederung_20_2" style:display-name="Logo Content~LT~Gliederung 2" style:family="paragraph" style:parent-style-name="Logo_20_Content_7e_LT_7e_Gliederung_20_1" style:default-outline-level="">
      <style:paragraph-properties fo:margin-left="0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ogo_20_Content_7e_LT_7e_Gliederung_20_3" style:display-name="Logo Content~LT~Gliederung 3" style:family="paragraph" style:parent-style-name="Logo_20_Content_7e_LT_7e_Gliederung_20_2" style:default-outline-level="">
      <style:paragraph-properties fo:margin-left="0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ogo_20_Content_7e_LT_7e_Gliederung_20_4" style:display-name="Logo Content~LT~Gliederung 4" style:family="paragraph" style:parent-style-name="Logo_20_Content_7e_LT_7e_Gliederung_20_3" style:default-outline-level="">
      <style:paragraph-properties fo:margin-left="0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20_Content_7e_LT_7e_Gliederung_20_5" style:display-name="Logo Content~LT~Gliederung 5" style:family="paragraph" style:parent-style-name="Logo_20_Content_7e_LT_7e_Gliederung_20_4" style:default-outline-level="">
      <style:paragraph-properties fo:margin-left="0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20_Content_7e_LT_7e_Gliederung_20_6" style:display-name="Logo Content~LT~Gliederung 6" style:family="paragraph" style:parent-style-name="Logo_20_Content_7e_LT_7e_Gliederung_20_5" style:default-outline-level="">
      <style:paragraph-properties fo:margin-left="0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20_Content_7e_LT_7e_Gliederung_20_7" style:display-name="Logo Content~LT~Gliederung 7" style:family="paragraph" style:parent-style-name="Logo_20_Content_7e_LT_7e_Gliederung_20_6" style:default-outline-level="">
      <style:paragraph-properties fo:margin-left="0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20_Content_7e_LT_7e_Gliederung_20_8" style:display-name="Logo Content~LT~Gliederung 8" style:family="paragraph" style:parent-style-name="Logo_20_Content_7e_LT_7e_Gliederung_20_7" style:default-outline-level="">
      <style:paragraph-properties fo:margin-left="0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20_Content_7e_LT_7e_Gliederung_20_9" style:display-name="Logo Content~LT~Gliederung 9" style:family="paragraph" style:parent-style-name="Logo_20_Content_7e_LT_7e_Gliederung_20_8" style:default-outline-level="">
      <style:paragraph-properties fo:margin-left="0cm" fo:margin-right="0cm" fo:margin-top="0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20_Content_7e_LT_7e_Titel" style:display-name="Logo 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bold" style:letter-kerning="true" style:font-name-asian="Albany AMT" style:font-family-asian="'Albany AMT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ogo_20_Content_7e_LT_7e_Untertitel" style:display-name="Logo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ogo_20_Content_7e_LT_7e_Notizen" style:display-name="Logo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4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ogo_20_Content_7e_LT_7e_Hintergrundobjekte" style:display-name="Logo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ogo_20_Content_7e_LT_7e_Hintergrund" style:display-name="Logo Content~LT~Hintergrund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eak_7e_LT_7e_Gliederung_20_1" style:display-name="Break~LT~Gliederung 1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eak_7e_LT_7e_Gliederung_20_2" style:display-name="Break~LT~Gliederung 2" style:family="paragraph" style:parent-style-name="Break_7e_LT_7e_Gliederung_20_1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Break_7e_LT_7e_Gliederung_20_3" style:display-name="Break~LT~Gliederung 3" style:family="paragraph" style:parent-style-name="Break_7e_LT_7e_Gliederung_20_2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Break_7e_LT_7e_Gliederung_20_4" style:display-name="Break~LT~Gliederung 4" style:family="paragraph" style:parent-style-name="Break_7e_LT_7e_Gliederung_20_3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Break_7e_LT_7e_Gliederung_20_5" style:display-name="Break~LT~Gliederung 5" style:family="paragraph" style:parent-style-name="Break_7e_LT_7e_Gliederung_20_4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Break_7e_LT_7e_Gliederung_20_6" style:display-name="Break~LT~Gliederung 6" style:family="paragraph" style:parent-style-name="Break_7e_LT_7e_Gliederung_20_5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Break_7e_LT_7e_Gliederung_20_7" style:display-name="Break~LT~Gliederung 7" style:family="paragraph" style:parent-style-name="Break_7e_LT_7e_Gliederung_20_6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Break_7e_LT_7e_Gliederung_20_8" style:display-name="Break~LT~Gliederung 8" style:family="paragraph" style:parent-style-name="Break_7e_LT_7e_Gliederung_20_7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Break_7e_LT_7e_Gliederung_20_9" style:display-name="Break~LT~Gliederung 9" style:family="paragraph" style:parent-style-name="Break_7e_LT_7e_Gliederung_20_8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Break_7e_LT_7e_Titel" style:display-name="Break~LT~Titel" style:family="paragraph" style:default-outline-level="">
      <style:paragraph-properties fo:text-align="end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eak_7e_LT_7e_Untertitel" style:display-name="Break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eak_7e_LT_7e_Notizen" style:display-name="Brea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4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eak_7e_LT_7e_Hintergrundobjekte" style:display-name="Break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eak_7e_LT_7e_Hintergrund" style:display-name="Break~LT~Hintergrund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ll_20_to_20_Action_7e_LT_7e_Gliederung_20_1" style:display-name="Call to Action~LT~Gliederung 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all_20_to_20_Action_7e_LT_7e_Gliederung_20_2" style:display-name="Call to Action~LT~Gliederung 2" style:family="paragraph" style:parent-style-name="Call_20_to_20_Action_7e_LT_7e_Gliederung_20_1" style:default-outline-level="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Call_20_to_20_Action_7e_LT_7e_Gliederung_20_3" style:display-name="Call to Action~LT~Gliederung 3" style:family="paragraph" style:parent-style-name="Call_20_to_20_Action_7e_LT_7e_Gliederung_20_2" style:default-outline-level="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Call_20_to_20_Action_7e_LT_7e_Gliederung_20_4" style:display-name="Call to Action~LT~Gliederung 4" style:family="paragraph" style:parent-style-name="Call_20_to_20_Action_7e_LT_7e_Gliederung_20_3" style:default-outline-level="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Call_20_to_20_Action_7e_LT_7e_Gliederung_20_5" style:display-name="Call to Action~LT~Gliederung 5" style:family="paragraph" style:parent-style-name="Call_20_to_20_Action_7e_LT_7e_Gliederung_20_4" style:default-outline-level="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Call_20_to_20_Action_7e_LT_7e_Gliederung_20_6" style:display-name="Call to Action~LT~Gliederung 6" style:family="paragraph" style:parent-style-name="Call_20_to_20_Action_7e_LT_7e_Gliederung_20_5" style:default-outline-level="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Call_20_to_20_Action_7e_LT_7e_Gliederung_20_7" style:display-name="Call to Action~LT~Gliederung 7" style:family="paragraph" style:parent-style-name="Call_20_to_20_Action_7e_LT_7e_Gliederung_20_6" style:default-outline-level="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Call_20_to_20_Action_7e_LT_7e_Gliederung_20_8" style:display-name="Call to Action~LT~Gliederung 8" style:family="paragraph" style:parent-style-name="Call_20_to_20_Action_7e_LT_7e_Gliederung_20_7" style:default-outline-level="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Call_20_to_20_Action_7e_LT_7e_Gliederung_20_9" style:display-name="Call to Action~LT~Gliederung 9" style:family="paragraph" style:parent-style-name="Call_20_to_20_Action_7e_LT_7e_Gliederung_20_8" style:default-outline-level="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Call_20_to_20_Action_7e_LT_7e_Titel" style:display-name="Call to Ac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all_20_to_20_Action_7e_LT_7e_Untertitel" style:display-name="Call to Ac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all_20_to_20_Action_7e_LT_7e_Notizen" style:display-name="Call to Ac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4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all_20_to_20_Action_7e_LT_7e_Hintergrundobjekte" style:display-name="Call to Ac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ll_20_to_20_Action_7e_LT_7e_Hintergrund" style:display-name="Call to Action~LT~Hintergrund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ogo_7e_LT_7e_Gliederung_20_1" style:display-name="Logo~LT~Gliederung 1" style:family="paragraph" style:default-outline-level="">
      <style:paragraph-properties fo:margin-left="0cm" fo:margin-right="0cm" fo:margin-top="0cm" fo:margin-bottom="0.402cm" loext:contextual-spacing="false" fo:text-align="start" style:justify-single-word="false" fo:orphans="2" fo:widows="2" fo:text-indent="0cm" style:auto-text-indent="false" style:writing-mode="lr-tb">
        <style:tab-stops>
          <style:tab-stop style:position="6.301cm"/>
          <style:tab-stop style:position="7.396cm"/>
        </style:tab-stops>
      </style:paragraph-properties>
      <style:text-properties fo:color="#454c51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ogo_7e_LT_7e_Gliederung_20_2" style:display-name="Logo~LT~Gliederung 2" style:family="paragraph" style:parent-style-name="Logo_7e_LT_7e_Gliederung_20_1" style:default-outline-level="">
      <style:paragraph-properties fo:margin-left="0cm" fo:margin-right="0cm" fo:margin-top="0cm" fo:margin-bottom="0.4cm" loext:contextual-spacing="false" fo:text-indent="0cm" style:auto-text-indent="false">
        <style:tab-stops>
          <style:tab-stop style:position="6.301cm"/>
          <style:tab-stop style:position="7.396cm"/>
        </style:tab-stops>
      </style:paragraph-properties>
      <style:text-properties fo:color="#454c51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7e_LT_7e_Gliederung_20_3" style:display-name="Logo~LT~Gliederung 3" style:family="paragraph" style:parent-style-name="Logo_7e_LT_7e_Gliederung_20_2" style:default-outline-level="">
      <style:paragraph-properties fo:margin-left="0cm" fo:margin-right="0cm" fo:margin-top="0cm" fo:margin-bottom="0.406cm" loext:contextual-spacing="false" fo:text-indent="0cm" style:auto-text-indent="false">
        <style:tab-stops>
          <style:tab-stop style:position="6.301cm"/>
          <style:tab-stop style:position="7.396cm"/>
        </style:tab-stops>
      </style:paragraph-properties>
      <style:text-properties fo:color="#454c51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Logo_7e_LT_7e_Gliederung_20_4" style:display-name="Logo~LT~Gliederung 4" style:family="paragraph" style:parent-style-name="Logo_7e_LT_7e_Gliederung_20_3" style:default-outline-level="">
      <style:paragraph-properties fo:margin-left="0cm" fo:margin-right="0cm" fo:margin-top="0cm" fo:margin-bottom="0.406cm" loext:contextual-spacing="false" fo:text-indent="0cm" style:auto-text-indent="false">
        <style:tab-stops>
          <style:tab-stop style:position="6.301cm"/>
          <style:tab-stop style:position="7.396cm"/>
        </style:tab-stops>
      </style:paragraph-properties>
      <style:text-properties fo:color="#454c51" style:text-outline="false" style:text-line-through-style="none" style:text-line-through-type="none" style:font-name="Mangal" fo:font-family="Mangal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Logo_7e_LT_7e_Gliederung_20_5" style:display-name="Logo~LT~Gliederung 5" style:family="paragraph" style:parent-style-name="Logo_7e_LT_7e_Gliederung_20_4" style:default-outline-level="">
      <style:paragraph-properties fo:margin-left="0cm" fo:margin-right="0cm" fo:margin-top="0cm" fo:margin-bottom="0.406cm" loext:contextual-spacing="false" fo:text-indent="0cm" style:auto-text-indent="false">
        <style:tab-stops>
          <style:tab-stop style:position="6.301cm"/>
          <style:tab-stop style:position="7.396cm"/>
        </style:tab-stops>
      </style:paragraph-properties>
      <style:text-properties fo:color="#454c51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ogo_7e_LT_7e_Gliederung_20_6" style:display-name="Logo~LT~Gliederung 6" style:family="paragraph" style:parent-style-name="Logo_7e_LT_7e_Gliederung_20_5" style:default-outline-level="">
      <style:paragraph-properties fo:margin-left="0cm" fo:margin-right="0cm" fo:margin-top="0cm" fo:margin-bottom="0.406cm" loext:contextual-spacing="false" fo:text-indent="0cm" style:auto-text-indent="false">
        <style:tab-stops>
          <style:tab-stop style:position="6.301cm"/>
          <style:tab-stop style:position="7.396cm"/>
        </style:tab-stops>
      </style:paragraph-properties>
      <style:text-properties fo:color="#454c51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ogo_7e_LT_7e_Gliederung_20_7" style:display-name="Logo~LT~Gliederung 7" style:family="paragraph" style:parent-style-name="Logo_7e_LT_7e_Gliederung_20_6" style:default-outline-level="">
      <style:paragraph-properties fo:margin-left="0cm" fo:margin-right="0cm" fo:margin-top="0cm" fo:margin-bottom="0.406cm" loext:contextual-spacing="false" fo:text-indent="0cm" style:auto-text-indent="false">
        <style:tab-stops>
          <style:tab-stop style:position="6.301cm"/>
          <style:tab-stop style:position="7.396cm"/>
        </style:tab-stops>
      </style:paragraph-properties>
      <style:text-properties fo:color="#454c51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ogo_7e_LT_7e_Gliederung_20_8" style:display-name="Logo~LT~Gliederung 8" style:family="paragraph" style:parent-style-name="Logo_7e_LT_7e_Gliederung_20_7" style:default-outline-level="">
      <style:paragraph-properties fo:margin-left="0cm" fo:margin-right="0cm" fo:margin-top="0cm" fo:margin-bottom="0.406cm" loext:contextual-spacing="false" fo:text-indent="0cm" style:auto-text-indent="false">
        <style:tab-stops>
          <style:tab-stop style:position="-0.621cm"/>
        </style:tab-stops>
      </style:paragraph-properties>
      <style:text-properties fo:color="#454c51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ogo_7e_LT_7e_Gliederung_20_9" style:display-name="Logo~LT~Gliederung 9" style:family="paragraph" style:parent-style-name="Logo_7e_LT_7e_Gliederung_20_8" style:default-outline-level="">
      <style:paragraph-properties fo:margin-left="0cm" fo:margin-right="0cm" fo:margin-top="0cm" fo:margin-bottom="0.406cm" loext:contextual-spacing="false" fo:text-indent="0cm" style:auto-text-indent="false">
        <style:tab-stops>
          <style:tab-stop style:position="-0.621cm"/>
        </style:tab-stops>
      </style:paragraph-properties>
      <style:text-properties fo:color="#454c51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ogo_7e_LT_7e_Titel" style:display-name="Logo~LT~Titel" style:family="paragraph" style:default-outline-level="">
      <style:paragraph-properties fo:text-align="start" style:justify-single-word="false" fo:orphans="2" fo:widows="2" style:writing-mode="lr-tb"/>
      <style:text-properties fo:color="#454c51" style:text-outline="false" style:text-line-through-style="none" style:text-line-through-type="none" style:font-name="Mangal" fo:font-family="Mangal" style:font-family-generic="roman" style:font-pitch="variable" fo:font-size="10pt" fo:font-style="normal" fo:text-shadow="none" style:text-underline-style="none" fo:font-weight="bold" style:letter-kerning="true" style:font-name-asian="Albany AMT" style:font-family-asian="'Albany AMT'" style:font-family-generic-asian="system" style:font-pitch-asian="variable" style:font-size-asian="10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ogo_7e_LT_7e_Untertitel" style:display-name="Log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ogo_7e_LT_7e_Notizen" style:display-name="Log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4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ogo_7e_LT_7e_Hintergrundobjekte" style:display-name="Logo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ogo_7e_LT_7e_Hintergrund" style:display-name="Logo~LT~Hintergrund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ogo_2b_Info_7e_LT_7e_Gliederung_20_1" style:display-name="Logo+Info~LT~Gliederung 1" style:family="paragraph" style:default-outline-level="">
      <style:paragraph-properties fo:margin-left="0cm" fo:margin-right="0cm" fo:margin-top="0.049cm" fo:margin-bottom="0.0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ogo_2b_Info_7e_LT_7e_Gliederung_20_2" style:display-name="Logo+Info~LT~Gliederung 2" style:family="paragraph" style:parent-style-name="Logo_2b_Info_7e_LT_7e_Gliederung_20_1" style:default-outline-level="">
      <style:paragraph-properties fo:margin-left="0cm" fo:margin-right="0cm" fo:margin-top="0.051cm" fo:margin-bottom="0.05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ogo_2b_Info_7e_LT_7e_Gliederung_20_3" style:display-name="Logo+Info~LT~Gliederung 3" style:family="paragraph" style:parent-style-name="Logo_2b_Info_7e_LT_7e_Gliederung_20_2" style:default-outline-level="">
      <style:paragraph-properties fo:margin-left="0cm" fo:margin-right="0cm" fo:margin-top="0.051cm" fo:margin-bottom="0.05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ogo_2b_Info_7e_LT_7e_Gliederung_20_4" style:display-name="Logo+Info~LT~Gliederung 4" style:family="paragraph" style:parent-style-name="Logo_2b_Info_7e_LT_7e_Gliederung_20_3" style:default-outline-level="">
      <style:paragraph-properties fo:margin-left="0cm" fo:margin-right="0cm" fo:margin-top="0.051cm" fo:margin-bottom="0.05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ogo_2b_Info_7e_LT_7e_Gliederung_20_5" style:display-name="Logo+Info~LT~Gliederung 5" style:family="paragraph" style:parent-style-name="Logo_2b_Info_7e_LT_7e_Gliederung_20_4" style:default-outline-level="">
      <style:paragraph-properties fo:margin-left="0cm" fo:margin-right="0cm" fo:margin-top="0.051cm" fo:margin-bottom="0.05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ogo_2b_Info_7e_LT_7e_Gliederung_20_6" style:display-name="Logo+Info~LT~Gliederung 6" style:family="paragraph" style:parent-style-name="Logo_2b_Info_7e_LT_7e_Gliederung_20_5" style:default-outline-level="">
      <style:paragraph-properties fo:margin-left="0cm" fo:margin-right="0cm" fo:margin-top="0.051cm" fo:margin-bottom="0.05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ogo_2b_Info_7e_LT_7e_Gliederung_20_7" style:display-name="Logo+Info~LT~Gliederung 7" style:family="paragraph" style:parent-style-name="Logo_2b_Info_7e_LT_7e_Gliederung_20_6" style:default-outline-level="">
      <style:paragraph-properties fo:margin-left="0cm" fo:margin-right="0cm" fo:margin-top="0.051cm" fo:margin-bottom="0.05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ogo_2b_Info_7e_LT_7e_Gliederung_20_8" style:display-name="Logo+Info~LT~Gliederung 8" style:family="paragraph" style:parent-style-name="Logo_2b_Info_7e_LT_7e_Gliederung_20_7" style:default-outline-level="">
      <style:paragraph-properties fo:margin-left="0cm" fo:margin-right="0cm" fo:margin-top="0.051cm" fo:margin-bottom="0.05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ogo_2b_Info_7e_LT_7e_Gliederung_20_9" style:display-name="Logo+Info~LT~Gliederung 9" style:family="paragraph" style:parent-style-name="Logo_2b_Info_7e_LT_7e_Gliederung_20_8" style:default-outline-level="">
      <style:paragraph-properties fo:margin-left="0cm" fo:margin-right="0cm" fo:margin-top="0.051cm" fo:margin-bottom="0.05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ogo_2b_Info_7e_LT_7e_Titel" style:display-name="Logo+Inf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0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1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ogo_2b_Info_7e_LT_7e_Untertitel" style:display-name="Logo+Inf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ogo_2b_Info_7e_LT_7e_Notizen" style:display-name="Logo+Inf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4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ogo_2b_Info_7e_LT_7e_Hintergrundobjekte" style:display-name="Logo+Info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ogo_2b_Info_7e_LT_7e_Hintergrund" style:display-name="Logo+Info~LT~Hintergrund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egal_7e_LT_7e_Gliederung_20_1" style:display-name="Legal~LT~Gliederung 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egal_7e_LT_7e_Gliederung_20_2" style:display-name="Legal~LT~Gliederung 2" style:family="paragraph" style:parent-style-name="Legal_7e_LT_7e_Gliederung_20_1" style:default-outline-level="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egal_7e_LT_7e_Gliederung_20_3" style:display-name="Legal~LT~Gliederung 3" style:family="paragraph" style:parent-style-name="Legal_7e_LT_7e_Gliederung_20_2" style:default-outline-level="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egal_7e_LT_7e_Gliederung_20_4" style:display-name="Legal~LT~Gliederung 4" style:family="paragraph" style:parent-style-name="Legal_7e_LT_7e_Gliederung_20_3" style:default-outline-level="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egal_7e_LT_7e_Gliederung_20_5" style:display-name="Legal~LT~Gliederung 5" style:family="paragraph" style:parent-style-name="Legal_7e_LT_7e_Gliederung_20_4" style:default-outline-level="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egal_7e_LT_7e_Gliederung_20_6" style:display-name="Legal~LT~Gliederung 6" style:family="paragraph" style:parent-style-name="Legal_7e_LT_7e_Gliederung_20_5" style:default-outline-level="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egal_7e_LT_7e_Gliederung_20_7" style:display-name="Legal~LT~Gliederung 7" style:family="paragraph" style:parent-style-name="Legal_7e_LT_7e_Gliederung_20_6" style:default-outline-level="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egal_7e_LT_7e_Gliederung_20_8" style:display-name="Legal~LT~Gliederung 8" style:family="paragraph" style:parent-style-name="Legal_7e_LT_7e_Gliederung_20_7" style:default-outline-level="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egal_7e_LT_7e_Gliederung_20_9" style:display-name="Legal~LT~Gliederung 9" style:family="paragraph" style:parent-style-name="Legal_7e_LT_7e_Gliederung_20_8" style:default-outline-level="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egal_7e_LT_7e_Titel" style:display-name="Legal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0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1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egal_7e_LT_7e_Untertitel" style:display-name="Legal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egal_7e_LT_7e_Notizen" style:display-name="Lega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4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egal_7e_LT_7e_Hintergrundobjekte" style:display-name="Legal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egal_7e_LT_7e_Hintergrund" style:display-name="Legal~LT~Hintergrund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letter-kerning="true" style:font-name-asian="Albany AMT" style:font-family-asian="'Albany AMT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Sundermeyer</meta:initial-creator>
    <meta:creation-date>2015-03-10T16:48:17.172926123</meta:creation-date>
    <dc:date>2015-03-10T17:08:05.004111774</dc:date>
    <dc:creator>Frank Sundermeyer</dc:creator>
    <meta:editing-duration>PT4M25S</meta:editing-duration>
    <meta:editing-cycles>1</meta:editing-cycles>
    <meta:document-statistic meta:table-count="0" meta:image-count="0" meta:object-count="0" meta:page-count="2" meta:paragraph-count="79" meta:word-count="462" meta:character-count="3114" meta:non-whitespace-character-count="2717"/>
    <meta:generator>LibreOffice/4.3.5.2.0$Linux_X86_64 LibreOffice_project/430m0$Build-2</meta:generator>
  </office:meta>
</office:document-meta>
</file>